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</table:table-row>
        <table:table-row table:style-name="ro3">
          <table:table-cell office:value-type="string">
            <text:p>2013 Silents Under the Stars</text:p>
          </table:table-cell>
          <table:table-cell office:value-type="string">
            <text:p>Jeff Wheat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  <table:table-cell office:value-type="float" office:value="956">
            <text:p>956</text:p>
          </table:table-cell>
          <table:table-cell table:style-name="ce2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2013 Pow Wow</text:p>
          </table:table-cell>
          <table:table-cell office:value-type="string">
            <text:p>Nadiya Littlewarrior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office:value-type="float" office:value="791">
            <text:p>79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Trading Post</text:p>
          </table:table-cell>
          <table:table-cell office:value-type="string">
            <text:p>Becki Basham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Could use a byline photo?</text:p>
          </table:table-cell>
          <table:table-cell office:value-type="float" office:value="190">
            <text:p>19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appenings Round the House</text:p>
          </table:table-cell>
          <table:table-cell office:value-type="string">
            <text:p>Rachel Barnes</text:p>
          </table:table-cell>
          <table:table-cell office:value-type="float" office:value="1028">
            <text:p>1028</text:p>
          </table:table-cell>
          <table:table-cell office:value-type="float" office:value="1">
            <text:p>1</text:p>
          </table:table-cell>
          <table:table-cell office:value-type="string">
            <text:p>may have to cut</text:p>
          </table:table-cell>
          <table:table-cell office:value-type="float" office:value="1180">
            <text:p>1180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Hitting the Trail</text:p>
          </table:table-cell>
          <table:table-cell office:value-type="string">
            <text:p>Bill Miller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may have to cut</text:p>
          </table:table-cell>
          <table:table-cell office:value-type="float" office:value="726">
            <text:p>726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Back Page</text:p>
          </table:table-cell>
          <table:table-cell office:value-type="string">
            <text:p>Gerry Hogan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/>
          <table:table-cell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ow Wows &amp; Meows</text:p>
          </table:table-cell>
          <table:table-cell office:value-type="string">
            <text:p>Frank???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  <table:table-cell office:value-type="float" office:value="493">
            <text:p>493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Deer and Pigs</text:p>
          </table:table-cell>
          <table:table-cell office:value-type="string">
            <text:p>Rachael K.</text:p>
          </table:table-cell>
          <table:table-cell table:number-columns-repeated="3"/>
          <table:table-cell office:value-type="float" office:value="562">
            <text:p>562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 table:number-rows-repeated="2">
          <table:table-cell table:number-columns-repeated="6"/>
          <table:table-cell table:style-name="ce2"/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string">
            <text:p>Totals:</text:p>
          </table:table-cell>
          <table:table-cell/>
          <table:table-cell table:style-name="ce5" table:formula="of:=SUM([.C2:.C12])" office:value-type="float" office:value="5228">
            <text:p>5228</text:p>
          </table:table-cell>
          <table:table-cell table:style-name="ce5" table:formula="of:=SUM([.D2:.D12])" office:value-type="float" office:value="9">
            <text:p>9</text:p>
          </table:table-cell>
          <table:table-cell table:style-name="ce4" office:value-type="string">
            <text:p>Planned Estimated Pages</text:p>
          </table:table-cell>
          <table:table-cell table:style-name="ce5" table:formula="of:=SUM([.F2:.F12])" office:value-type="float" office:value="5498">
            <text:p>5498</text:p>
          </table:table-cell>
          <table:table-cell table:style-name="ce5" table:formula="of:=SUM([.G2:.G12])" office:value-type="float" office:value="16">
            <text:p>16</text:p>
          </table:table-cell>
          <table:table-cell table:style-name="ce4" office:value-type="string">
            <text:p>Actual Estimated Pages</text:p>
          </table:table-cell>
        </table:table-row>
        <table:table-row table:style-name="ro3">
          <table:table-cell/>
          <table:table-cell table:style-name="ce4" office:value-type="string">
            <text:p>Pages:</text:p>
          </table:table-cell>
          <table:table-cell table:style-name="ce6" table:formula="of:=[.C13]/600" office:value-type="float" office:value="8.71333333333333">
            <text:p>8.71</text:p>
          </table:table-cell>
          <table:table-cell table:style-name="ce6" table:formula="of:=[.D13]/5" office:value-type="float" office:value="1.8">
            <text:p>1.80</text:p>
          </table:table-cell>
          <table:table-cell table:style-name="ce6" table:formula="of:=SUM([.C14:.D14])" office:value-type="float" office:value="10.5133333333333">
            <text:p>10.51</text:p>
          </table:table-cell>
          <table:table-cell table:style-name="ce6" table:formula="of:=[.F13]/600" office:value-type="float" office:value="9.16333333333333">
            <text:p>9.16</text:p>
          </table:table-cell>
          <table:table-cell table:style-name="ce6" table:formula="of:=[.G13]/5" office:value-type="float" office:value="3.2">
            <text:p>3.20</text:p>
          </table:table-cell>
          <table:table-cell table:style-name="ce8" table:formula="of:=SUM([.F14:.G14])" office:value-type="float" office:value="12.3633333333333">
            <text:p>12.36</text:p>
          </table:table-cell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5"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08-25T13:28:04</dc:date>
    <dc:creator>Bill West</dc:creator>
    <meta:editing-duration>PT1H25M22S</meta:editing-duration>
    <meta:editing-cycles>9</meta:editing-cycles>
    <meta:document-statistic meta:table-count="3" meta:cell-count="69" meta:object-count="0"/>
  </office:meta>
</office:document-meta>
</file>